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ext-properties fo:font-weight="bold" style:font-weight-asian="bold" style:font-weight-complex="bold"/>
    </style:style>
    <style:style style:name="ce5" style:family="table-cell" style:parent-style-name="Default" style:data-style-name="N114"/>
  </office:automatic-styles>
  <office:body>
    <office:spreadsheet>
      <table:table table:name="VFH+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C++</text:p>
          </table:table-cell>
          <table:table-cell table:number-columns-repeated="4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/>
        </table:table-row>
        <table:table-row table:style-name="ro2">
          <table:table-cell/>
          <table:table-cell table:style-name="ce2" office:value-type="string">
            <text:p>“-O3”</text:p>
          </table:table-cell>
          <table:table-cell table:number-columns-repeated="4"/>
          <table:table-cell office:value-type="string">
            <text:p>“-O3”</text:p>
          </table:table-cell>
          <table:table-cell office:value-type="string">
            <text:p>all en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0.407238091">
            <text:p>0.407238091</text:p>
          </table:table-cell>
          <table:table-cell table:style-name="ce3" table:formula="of:=[.C3]/[.B3]" office:value-type="float" office:value="0.000638304217868339">
            <text:p>0.000638</text:p>
          </table:table-cell>
          <table:table-cell table:formula="of:=AND([.D3]&lt;[.D$24]+3*[.D$25];[.D3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1.497157483">
            <text:p>1.497157483</text:p>
          </table:table-cell>
          <table:table-cell table:style-name="ce3" table:formula="of:=[.H3]/[.G3]" office:value-type="float" office:value="0.00260828829790941">
            <text:p>0.002608</text:p>
          </table:table-cell>
          <table:table-cell table:formula="of:=AND([.I3]&lt;[.I$24]+3*[.I$25];[.I3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11693701">
            <text:p>0.511693701</text:p>
          </table:table-cell>
          <table:table-cell table:style-name="ce3" table:formula="of:=[.M3]/[.L3]" office:value-type="float" office:value="0.000891452440766551">
            <text:p>0.000891</text:p>
          </table:table-cell>
          <table:table-cell table:formula="of:=AND([.N3]&lt;[.N$24]+3*[.N$25];[.N3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03130266">
            <text:p>0.503130266</text:p>
          </table:table-cell>
          <table:table-cell table:style-name="ce3" table:formula="of:=[.R3]/[.Q3]" office:value-type="float" office:value="0.00087653356445993">
            <text:p>0.000877</text:p>
          </table:table-cell>
          <table:table-cell table:formula="of:=AND([.S3]&lt;[.S$24]+3*[.S$25];[.S3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0.422798687">
            <text:p>0.422798687</text:p>
          </table:table-cell>
          <table:table-cell table:style-name="ce3" table:formula="of:=[.C4]/[.B4]" office:value-type="float" office:value="0.000661656787167449">
            <text:p>0.000662</text:p>
          </table:table-cell>
          <table:table-cell table:formula="of:=AND([.D4]&lt;[.D$24]+3*[.D$25];[.D4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1.520151498">
            <text:p>1.520151498</text:p>
          </table:table-cell>
          <table:table-cell table:style-name="ce3" table:formula="of:=[.H4]/[.G4]" office:value-type="float" office:value="0.00264834755749129">
            <text:p>0.002648</text:p>
          </table:table-cell>
          <table:table-cell table:formula="of:=AND([.I4]&lt;[.I$24]+3*[.I$25];[.I4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29393955">
            <text:p>0.529393955</text:p>
          </table:table-cell>
          <table:table-cell table:style-name="ce3" table:formula="of:=[.M4]/[.L4]" office:value-type="float" office:value="0.000922289120209059">
            <text:p>0.000922</text:p>
          </table:table-cell>
          <table:table-cell table:formula="of:=AND([.N4]&lt;[.N$24]+3*[.N$25];[.N4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02830061">
            <text:p>0.502830061</text:p>
          </table:table-cell>
          <table:table-cell table:style-name="ce3" table:formula="of:=[.R4]/[.Q4]" office:value-type="float" office:value="0.00087601055923345">
            <text:p>0.000876</text:p>
          </table:table-cell>
          <table:table-cell table:formula="of:=AND([.S4]&lt;[.S$24]+3*[.S$25];[.S4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9">
            <text:p>639</text:p>
          </table:table-cell>
          <table:table-cell office:value-type="float" office:value="0.432205489">
            <text:p>0.432205489</text:p>
          </table:table-cell>
          <table:table-cell table:style-name="ce3" table:formula="of:=[.C5]/[.B5]" office:value-type="float" office:value="0.000676377917057903">
            <text:p>0.000676</text:p>
          </table:table-cell>
          <table:table-cell table:formula="of:=AND([.D5]&lt;[.D$24]+3*[.D$25];[.D5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1.50989819">
            <text:p>1.509898190</text:p>
          </table:table-cell>
          <table:table-cell table:style-name="ce3" table:formula="of:=[.H5]/[.G5]" office:value-type="float" office:value="0.00263048465156794">
            <text:p>0.002630</text:p>
          </table:table-cell>
          <table:table-cell table:formula="of:=AND([.I5]&lt;[.I$24]+3*[.I$25];[.I5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21205712">
            <text:p>0.521205712</text:p>
          </table:table-cell>
          <table:table-cell table:style-name="ce3" table:formula="of:=[.M5]/[.L5]" office:value-type="float" office:value="0.000908023888501742">
            <text:p>0.000908</text:p>
          </table:table-cell>
          <table:table-cell table:formula="of:=AND([.N5]&lt;[.N$24]+3*[.N$25];[.N5]&gt;[.N$24]-3*[.N$25])" office:value-type="boolean" office:boolean-value="true">
            <text:p>TRUE</text:p>
          </table:table-cell>
          <table:table-cell/>
          <table:table-cell office:value-type="float" office:value="575">
            <text:p>575</text:p>
          </table:table-cell>
          <table:table-cell office:value-type="float" office:value="0.476077785">
            <text:p>0.476077785</text:p>
          </table:table-cell>
          <table:table-cell table:style-name="ce3" table:formula="of:=[.R5]/[.Q5]" office:value-type="float" office:value="0.000827961365217391">
            <text:p>0.000828</text:p>
          </table:table-cell>
          <table:table-cell table:formula="of:=AND([.S5]&lt;[.S$24]+3*[.S$25];[.S5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39">
            <text:p>639</text:p>
          </table:table-cell>
          <table:table-cell office:value-type="float" office:value="0.401639124">
            <text:p>0.401639124</text:p>
          </table:table-cell>
          <table:table-cell table:style-name="ce3" table:formula="of:=[.C6]/[.B6]" office:value-type="float" office:value="0.000628543230046948">
            <text:p>0.000629</text:p>
          </table:table-cell>
          <table:table-cell table:formula="of:=AND([.D6]&lt;[.D$24]+3*[.D$25];[.D6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1.500766711">
            <text:p>1.500766711</text:p>
          </table:table-cell>
          <table:table-cell table:style-name="ce3" table:formula="of:=[.H6]/[.G6]" office:value-type="float" office:value="0.00261457615156794">
            <text:p>0.002615</text:p>
          </table:table-cell>
          <table:table-cell table:formula="of:=AND([.I6]&lt;[.I$24]+3*[.I$25];[.I6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0.52895651">
            <text:p>0.528956510</text:p>
          </table:table-cell>
          <table:table-cell table:style-name="ce3" table:formula="of:=[.M6]/[.L6]" office:value-type="float" office:value="0.000921527020905923">
            <text:p>0.000922</text:p>
          </table:table-cell>
          <table:table-cell table:formula="of:=AND([.N6]&lt;[.N$24]+3*[.N$25];[.N6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07527621">
            <text:p>0.507527621</text:p>
          </table:table-cell>
          <table:table-cell table:style-name="ce3" table:formula="of:=[.R6]/[.Q6]" office:value-type="float" office:value="0.000884194461672474">
            <text:p>0.000884</text:p>
          </table:table-cell>
          <table:table-cell table:formula="of:=AND([.S6]&lt;[.S$24]+3*[.S$25];[.S6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">
            <text:p>640</text:p>
          </table:table-cell>
          <table:table-cell office:value-type="float" office:value="0.415392945">
            <text:p>0.415392945</text:p>
          </table:table-cell>
          <table:table-cell table:style-name="ce3" table:formula="of:=[.C7]/[.B7]" office:value-type="float" office:value="0.0006490514765625">
            <text:p>0.000649</text:p>
          </table:table-cell>
          <table:table-cell table:formula="of:=AND([.D7]&lt;[.D$24]+3*[.D$25];[.D7]&gt;[.D$24]-3*[.D$25])" office:value-type="boolean" office:boolean-value="true">
            <text:p>TRUE</text:p>
          </table:table-cell>
          <table:table-cell/>
          <table:table-cell office:value-type="float" office:value="573">
            <text:p>573</text:p>
          </table:table-cell>
          <table:table-cell office:value-type="float" office:value="1.519466769">
            <text:p>1.519466769</text:p>
          </table:table-cell>
          <table:table-cell table:style-name="ce3" table:formula="of:=[.H7]/[.G7]" office:value-type="float" office:value="0.00265177446596859">
            <text:p>0.002652</text:p>
          </table:table-cell>
          <table:table-cell table:formula="of:=AND([.I7]&lt;[.I$24]+3*[.I$25];[.I7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40474244">
            <text:p>0.540474244</text:p>
          </table:table-cell>
          <table:table-cell table:style-name="ce3" table:formula="of:=[.M7]/[.L7]" office:value-type="float" office:value="0.000941592759581881">
            <text:p>0.000942</text:p>
          </table:table-cell>
          <table:table-cell table:formula="of:=AND([.N7]&lt;[.N$24]+3*[.N$25];[.N7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02830061">
            <text:p>0.502830061</text:p>
          </table:table-cell>
          <table:table-cell table:style-name="ce3" table:formula="of:=[.R7]/[.Q7]" office:value-type="float" office:value="0.00087601055923345">
            <text:p>0.000876</text:p>
          </table:table-cell>
          <table:table-cell table:formula="of:=AND([.S7]&lt;[.S$24]+3*[.S$25];[.S7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number-columns-repeated="2"/>
          <table:table-cell table:style-name="ce4" table:formula="of:=AVERAGE([.D3:.D22])" office:value-type="float" office:value="0.000650786725740628">
            <text:p>0.000651</text:p>
          </table:table-cell>
          <table:table-cell table:number-columns-repeated="4"/>
          <table:table-cell table:style-name="ce4" table:formula="of:=AVERAGE([.I3:.I22])" office:value-type="float" office:value="0.00263069422490103">
            <text:p>0.002631</text:p>
          </table:table-cell>
          <table:table-cell table:number-columns-repeated="4"/>
          <table:table-cell table:style-name="ce4" table:formula="of:=AVERAGE([.N3:.N22])" office:value-type="float" office:value="0.000916977045993031">
            <text:p>0.000917</text:p>
          </table:table-cell>
          <table:table-cell table:number-columns-repeated="4"/>
          <table:table-cell table:style-name="ce4" table:formula="of:=AVERAGE([.S3:.S22])" office:value-type="float" office:value="0.000868142101963339">
            <text:p>0.000868</text:p>
          </table:table-cell>
          <table:table-cell/>
        </table:table-row>
        <table:table-row table:style-name="ro1">
          <table:table-cell office:value-type="string">
            <text:p>Standard deviation</text:p>
          </table:table-cell>
          <table:table-cell table:number-columns-repeated="2"/>
          <table:table-cell table:style-name="ce3" table:formula="of:=STDEV([.D3:.D22])" office:value-type="float" office:value="0.0000188856063023334">
            <text:p>0.000019</text:p>
          </table:table-cell>
          <table:table-cell table:number-columns-repeated="4"/>
          <table:table-cell table:style-name="ce3" table:formula="of:=STDEV([.I3:.I22])" office:value-type="float" office:value="0.000019479980032813">
            <text:p>0.000019</text:p>
          </table:table-cell>
          <table:table-cell table:number-columns-repeated="4"/>
          <table:table-cell table:style-name="ce3" table:formula="of:=STDEV([.N3:.N22])" office:value-type="float" office:value="0.0000186179903635191">
            <text:p>0.000019</text:p>
          </table:table-cell>
          <table:table-cell table:number-columns-repeated="4"/>
          <table:table-cell table:style-name="ce3" table:formula="of:=STDEV([.S3:.S22])" office:value-type="float" office:value="0.000022728900876051">
            <text:p>0.000023</text:p>
          </table:table-cell>
          <table:table-cell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D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C++</text:p>
          </table:table-cell>
          <table:table-cell table:number-columns-repeated="4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/>
        </table:table-row>
        <table:table-row table:style-name="ro2">
          <table:table-cell/>
          <table:table-cell table:style-name="ce2" office:value-type="string">
            <text:p>“-O3”</text:p>
          </table:table-cell>
          <table:table-cell table:number-columns-repeated="4"/>
          <table:table-cell office:value-type="string">
            <text:p>“-O3”</text:p>
          </table:table-cell>
          <table:table-cell office:value-type="string">
            <text:p>all en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38">
            <text:p>3438</text:p>
          </table:table-cell>
          <table:table-cell office:value-type="float" office:value="0.270556774">
            <text:p>0.270556774</text:p>
          </table:table-cell>
          <table:table-cell table:style-name="ce3" table:formula="of:=[.C3]/[.B3]" office:value-type="float" office:value="0.0000786959784758581">
            <text:p>0.000079</text:p>
          </table:table-cell>
          <table:table-cell table:formula="of:=AND([.D3]&lt;[.D$24]+3*[.D$25];[.D3]&gt;[.D$24]-3*[.D$25])" office:value-type="boolean" office:boolean-value="true">
            <text:p>TRUE</text:p>
          </table:table-cell>
          <table:table-cell/>
          <table:table-cell office:value-type="float" office:value="3434">
            <text:p>3434</text:p>
          </table:table-cell>
          <table:table-cell office:value-type="float" office:value="0.744975169">
            <text:p>0.744975169</text:p>
          </table:table-cell>
          <table:table-cell table:style-name="ce3" table:formula="of:=[.H3]/[.G3]" office:value-type="float" office:value="0.000216940934478742">
            <text:p>0.000217</text:p>
          </table:table-cell>
          <table:table-cell table:formula="of:=AND([.I3]&lt;[.I$24]+3*[.I$25];[.I3]&gt;[.I$24]-3*[.I$25])" office:value-type="boolean" office:boolean-value="true">
            <text:p>TRUE</text:p>
          </table:table-cell>
          <table:table-cell/>
          <table:table-cell office:value-type="float" office:value="3457">
            <text:p>3457</text:p>
          </table:table-cell>
          <table:table-cell office:value-type="float" office:value="0.328242354">
            <text:p>0.328242354</text:p>
          </table:table-cell>
          <table:table-cell table:style-name="ce3" table:formula="of:=[.M3]/[.L3]" office:value-type="float" office:value="0.0000949500590107029">
            <text:p>0.000095</text:p>
          </table:table-cell>
          <table:table-cell table:formula="of:=AND([.N3]&lt;[.N$24]+3*[.N$25];[.N3]&gt;[.N$24]-3*[.N$25])" office:value-type="boolean" office:boolean-value="true">
            <text:p>TRUE</text:p>
          </table:table-cell>
          <table:table-cell/>
          <table:table-cell office:value-type="float" office:value="3454">
            <text:p>3454</text:p>
          </table:table-cell>
          <table:table-cell office:value-type="float" office:value="0.264049169">
            <text:p>0.264049169</text:p>
          </table:table-cell>
          <table:table-cell table:style-name="ce3" table:formula="of:=[.R3]/[.Q3]" office:value-type="float" office:value="0.0000764473563983787">
            <text:p>0.000076</text:p>
          </table:table-cell>
          <table:table-cell table:formula="of:=AND([.S3]&lt;[.S$24]+3*[.S$25];[.S3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41">
            <text:p>3441</text:p>
          </table:table-cell>
          <table:table-cell office:value-type="float" office:value="0.266249377">
            <text:p>0.266249377</text:p>
          </table:table-cell>
          <table:table-cell table:style-name="ce3" table:formula="of:=[.C4]/[.B4]" office:value-type="float" office:value="0.0000773755818076141">
            <text:p>0.000077</text:p>
          </table:table-cell>
          <table:table-cell table:formula="of:=AND([.D4]&lt;[.D$24]+3*[.D$25];[.D4]&gt;[.D$24]-3*[.D$25])" office:value-type="boolean" office:boolean-value="true">
            <text:p>TRUE</text:p>
          </table:table-cell>
          <table:table-cell/>
          <table:table-cell office:value-type="float" office:value="3438">
            <text:p>3438</text:p>
          </table:table-cell>
          <table:table-cell office:value-type="float" office:value="0.731670841">
            <text:p>0.731670841</text:p>
          </table:table-cell>
          <table:table-cell table:style-name="ce3" table:formula="of:=[.H4]/[.G4]" office:value-type="float" office:value="0.000212818743746364">
            <text:p>0.000213</text:p>
          </table:table-cell>
          <table:table-cell table:formula="of:=AND([.I4]&lt;[.I$24]+3*[.I$25];[.I4]&gt;[.I$24]-3*[.I$25])" office:value-type="boolean" office:boolean-value="true">
            <text:p>TRUE</text:p>
          </table:table-cell>
          <table:table-cell/>
          <table:table-cell office:value-type="float" office:value="3459">
            <text:p>3459</text:p>
          </table:table-cell>
          <table:table-cell office:value-type="float" office:value="0.309944577">
            <text:p>0.309944577</text:p>
          </table:table-cell>
          <table:table-cell table:style-name="ce3" table:formula="of:=[.M4]/[.L4]" office:value-type="float" office:value="0.0000896052549869905">
            <text:p>0.000090</text:p>
          </table:table-cell>
          <table:table-cell table:formula="of:=AND([.N4]&lt;[.N$24]+3*[.N$25];[.N4]&gt;[.N$24]-3*[.N$25])" office:value-type="boolean" office:boolean-value="true">
            <text:p>TRUE</text:p>
          </table:table-cell>
          <table:table-cell/>
          <table:table-cell office:value-type="float" office:value="3469">
            <text:p>3469</text:p>
          </table:table-cell>
          <table:table-cell office:value-type="float" office:value="0.231443524">
            <text:p>0.231443524</text:p>
          </table:table-cell>
          <table:table-cell table:style-name="ce3" table:formula="of:=[.R4]/[.Q4]" office:value-type="float" office:value="0.0000667176488901701">
            <text:p>0.000067</text:p>
          </table:table-cell>
          <table:table-cell table:formula="of:=AND([.S4]&lt;[.S$24]+3*[.S$25];[.S4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41">
            <text:p>3441</text:p>
          </table:table-cell>
          <table:table-cell office:value-type="float" office:value="0.264233637">
            <text:p>0.264233637</text:p>
          </table:table-cell>
          <table:table-cell table:style-name="ce3" table:formula="of:=[.C5]/[.B5]" office:value-type="float" office:value="0.000076789781168265">
            <text:p>0.000077</text:p>
          </table:table-cell>
          <table:table-cell table:formula="of:=AND([.D5]&lt;[.D$24]+3*[.D$25];[.D5]&gt;[.D$24]-3*[.D$25])" office:value-type="boolean" office:boolean-value="true">
            <text:p>TRUE</text:p>
          </table:table-cell>
          <table:table-cell/>
          <table:table-cell office:value-type="float" office:value="3439">
            <text:p>3439</text:p>
          </table:table-cell>
          <table:table-cell office:value-type="float" office:value="0.728895735">
            <text:p>0.728895735</text:p>
          </table:table-cell>
          <table:table-cell table:style-name="ce3" table:formula="of:=[.H6]/[.G6]" office:value-type="float" office:value="0.000210138273626054">
            <text:p>0.000210</text:p>
          </table:table-cell>
          <table:table-cell table:formula="of:=AND([.I5]&lt;[.I$24]+3*[.I$25];[.I5]&gt;[.I$24]-3*[.I$25])" office:value-type="boolean" office:boolean-value="true">
            <text:p>TRUE</text:p>
          </table:table-cell>
          <table:table-cell/>
          <table:table-cell office:value-type="float" office:value="3459">
            <text:p>3459</text:p>
          </table:table-cell>
          <table:table-cell table:style-name="ce5" office:value-type="float" office:value="0.3123129">
            <text:p>0.312312900</text:p>
          </table:table-cell>
          <table:table-cell table:style-name="ce3" table:formula="of:=[.M5]/[.L5]" office:value-type="float" office:value="0.0000902899392888118">
            <text:p>0.000090</text:p>
          </table:table-cell>
          <table:table-cell table:formula="of:=AND([.N5]&lt;[.N$24]+3*[.N$25];[.N5]&gt;[.N$24]-3*[.N$25])" office:value-type="boolean" office:boolean-value="true">
            <text:p>TRUE</text:p>
          </table:table-cell>
          <table:table-cell/>
          <table:table-cell office:value-type="float" office:value="3453">
            <text:p>3453</text:p>
          </table:table-cell>
          <table:table-cell office:value-type="float" office:value="0.272008141">
            <text:p>0.272008141</text:p>
          </table:table-cell>
          <table:table-cell table:style-name="ce3" table:formula="of:=[.R5]/[.Q5]" office:value-type="float" office:value="0.000078774439907327">
            <text:p>0.000079</text:p>
          </table:table-cell>
          <table:table-cell table:formula="of:=AND([.S5]&lt;[.S$24]+3*[.S$25];[.S5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38">
            <text:p>3438</text:p>
          </table:table-cell>
          <table:table-cell table:style-name="ce5" office:value-type="float" office:value="0.26594427">
            <text:p>0.265944270</text:p>
          </table:table-cell>
          <table:table-cell table:style-name="ce3" table:formula="of:=[.C6]/[.B6]" office:value-type="float" office:value="0.0000773543542757417">
            <text:p>0.000077</text:p>
          </table:table-cell>
          <table:table-cell table:formula="of:=AND([.D6]&lt;[.D$24]+3*[.D$25];[.D6]&gt;[.D$24]-3*[.D$25])" office:value-type="boolean" office:boolean-value="true">
            <text:p>TRUE</text:p>
          </table:table-cell>
          <table:table-cell/>
          <table:table-cell office:value-type="float" office:value="3439">
            <text:p>3439</text:p>
          </table:table-cell>
          <table:table-cell office:value-type="float" office:value="0.722665523">
            <text:p>0.722665523</text:p>
          </table:table-cell>
          <table:table-cell table:style-name="ce3" table:formula="of:=[.H6]/[.G6]" office:value-type="float" office:value="0.000210138273626054">
            <text:p>0.000210</text:p>
          </table:table-cell>
          <table:table-cell table:formula="of:=AND([.I6]&lt;[.I$24]+3*[.I$25];[.I6]&gt;[.I$24]-3*[.I$25])" office:value-type="boolean" office:boolean-value="true">
            <text:p>TRUE</text:p>
          </table:table-cell>
          <table:table-cell/>
          <table:table-cell office:value-type="float" office:value="3449">
            <text:p>3449</text:p>
          </table:table-cell>
          <table:table-cell office:value-type="float" office:value="0.312508902">
            <text:p>0.312508902</text:p>
          </table:table-cell>
          <table:table-cell table:style-name="ce3" table:formula="of:=[.M6]/[.L6]" office:value-type="float" office:value="0.0000906085537837054">
            <text:p>0.000091</text:p>
          </table:table-cell>
          <table:table-cell table:formula="of:=AND([.N6]&lt;[.N$24]+3*[.N$25];[.N6]&gt;[.N$24]-3*[.N$25])" office:value-type="boolean" office:boolean-value="true">
            <text:p>TRUE</text:p>
          </table:table-cell>
          <table:table-cell/>
          <table:table-cell office:value-type="float" office:value="3450">
            <text:p>3450</text:p>
          </table:table-cell>
          <table:table-cell office:value-type="float" office:value="0.267499197">
            <text:p>0.267499197</text:p>
          </table:table-cell>
          <table:table-cell table:style-name="ce3" table:formula="of:=[.R6]/[.Q6]" office:value-type="float" office:value="0.0000775359991304348">
            <text:p>0.000078</text:p>
          </table:table-cell>
          <table:table-cell table:formula="of:=AND([.S6]&lt;[.S$24]+3*[.S$25];[.S6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38">
            <text:p>3438</text:p>
          </table:table-cell>
          <table:table-cell office:value-type="float" office:value="0.266230517">
            <text:p>0.266230517</text:p>
          </table:table-cell>
          <table:table-cell table:style-name="ce3" table:formula="of:=[.C7]/[.B7]" office:value-type="float" office:value="0.0000774376140197789">
            <text:p>0.000077</text:p>
          </table:table-cell>
          <table:table-cell table:formula="of:=AND([.D7]&lt;[.D$24]+3*[.D$25];[.D7]&gt;[.D$24]-3*[.D$25])" office:value-type="boolean" office:boolean-value="true">
            <text:p>TRUE</text:p>
          </table:table-cell>
          <table:table-cell/>
          <table:table-cell office:value-type="float" office:value="3435">
            <text:p>3435</text:p>
          </table:table-cell>
          <table:table-cell office:value-type="float" office:value="0.734162112">
            <text:p>0.734162112</text:p>
          </table:table-cell>
          <table:table-cell table:style-name="ce3" table:formula="of:=[.H7]/[.G7]" office:value-type="float" office:value="0.000213729872489083">
            <text:p>0.000214</text:p>
          </table:table-cell>
          <table:table-cell table:formula="of:=AND([.I7]&lt;[.I$24]+3*[.I$25];[.I7]&gt;[.I$24]-3*[.I$25])" office:value-type="boolean" office:boolean-value="true">
            <text:p>TRUE</text:p>
          </table:table-cell>
          <table:table-cell/>
          <table:table-cell office:value-type="float" office:value="3457">
            <text:p>3457</text:p>
          </table:table-cell>
          <table:table-cell office:value-type="float" office:value="0.315312439">
            <text:p>0.315312439</text:p>
          </table:table-cell>
          <table:table-cell table:style-name="ce3" table:formula="of:=[.M7]/[.L7]" office:value-type="float" office:value="0.0000912098463986115">
            <text:p>0.000091</text:p>
          </table:table-cell>
          <table:table-cell table:formula="of:=AND([.N7]&lt;[.N$24]+3*[.N$25];[.N7]&gt;[.N$24]-3*[.N$25])" office:value-type="boolean" office:boolean-value="true">
            <text:p>TRUE</text:p>
          </table:table-cell>
          <table:table-cell/>
          <table:table-cell office:value-type="float" office:value="3463">
            <text:p>3463</text:p>
          </table:table-cell>
          <table:table-cell table:style-name="ce5" office:value-type="float" office:value="0.25578327">
            <text:p>0.255783270</text:p>
          </table:table-cell>
          <table:table-cell table:style-name="ce3" table:formula="of:=[.R7]/[.Q7]" office:value-type="float" office:value="0.0000738617585908172">
            <text:p>0.000074</text:p>
          </table:table-cell>
          <table:table-cell table:formula="of:=AND([.S7]&lt;[.S$24]+3*[.S$25];[.S7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number-columns-repeated="2"/>
          <table:table-cell table:style-name="ce4" table:formula="of:=AVERAGE([.D3:.D22])" office:value-type="float" office:value="0.0000775306619494516">
            <text:p>0.000078</text:p>
          </table:table-cell>
          <table:table-cell table:number-columns-repeated="4"/>
          <table:table-cell table:style-name="ce4" table:formula="of:=AVERAGE([.I3:.I22])" office:value-type="float" office:value="0.000212753219593259">
            <text:p>0.000213</text:p>
          </table:table-cell>
          <table:table-cell table:number-columns-repeated="4"/>
          <table:table-cell table:style-name="ce4" table:formula="of:=AVERAGE([.N3:.N22])" office:value-type="float" office:value="0.0000913327306937644">
            <text:p>0.000091</text:p>
          </table:table-cell>
          <table:table-cell table:number-columns-repeated="4"/>
          <table:table-cell table:style-name="ce4" table:formula="of:=AVERAGE([.S3:.S22])" office:value-type="float" office:value="0.0000746674405834255">
            <text:p>0.000075</text:p>
          </table:table-cell>
          <table:table-cell/>
        </table:table-row>
        <table:table-row table:style-name="ro1">
          <table:table-cell office:value-type="string">
            <text:p>Standard deviation</text:p>
          </table:table-cell>
          <table:table-cell table:number-columns-repeated="2"/>
          <table:table-cell table:style-name="ce3" table:formula="of:=STDEV([.D3:.D22])" office:value-type="float" office:value="0.000000701900830257615">
            <text:p>0.000001</text:p>
          </table:table-cell>
          <table:table-cell table:number-columns-repeated="4"/>
          <table:table-cell table:style-name="ce3" table:formula="of:=STDEV([.I3:.I22])" office:value-type="float" office:value="0.00000283597360171333">
            <text:p>0.000003</text:p>
          </table:table-cell>
          <table:table-cell table:number-columns-repeated="4"/>
          <table:table-cell table:style-name="ce3" table:formula="of:=STDEV([.N3:.N22])" office:value-type="float" office:value="0.00000210334157540568">
            <text:p>0.000002</text:p>
          </table:table-cell>
          <table:table-cell table:number-columns-repeated="4"/>
          <table:table-cell table:style-name="ce3" table:formula="of:=STDEV([.S3:.S22])" office:value-type="float" office:value="0.00000479876242722626">
            <text:p>0.000005</text:p>
          </table:table-cell>
          <table:table-cell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ND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C++</text:p>
          </table:table-cell>
          <table:table-cell table:number-columns-repeated="4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/>
        </table:table-row>
        <table:table-row table:style-name="ro2">
          <table:table-cell/>
          <table:table-cell table:style-name="ce2" office:value-type="string">
            <text:p>“-O3”</text:p>
          </table:table-cell>
          <table:table-cell table:number-columns-repeated="4"/>
          <table:table-cell office:value-type="string">
            <text:p>“-O3”</text:p>
          </table:table-cell>
          <table:table-cell office:value-type="string">
            <text:p>all en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0.084104013">
            <text:p>0.084104013</text:p>
          </table:table-cell>
          <table:table-cell table:style-name="ce3" table:formula="of:=[.C3]/[.B3]" office:value-type="float" office:value="0.000162992273255814">
            <text:p>0.000163</text:p>
          </table:table-cell>
          <table:table-cell table:formula="of:=AND([.D3]&lt;[.D$24]+3*[.D$25];[.D3]&gt;[.D$24]-3*[.D$25])" office:value-type="boolean" office:boolean-value="true">
            <text:p>TRUE</text:p>
          </table:table-cell>
          <table:table-cell/>
          <table:table-cell office:value-type="float" office:value="510">
            <text:p>510</text:p>
          </table:table-cell>
          <table:table-cell office:value-type="float" office:value="0.385161236">
            <text:p>0.385161236</text:p>
          </table:table-cell>
          <table:table-cell table:style-name="ce3" table:formula="of:=[.H3]/[.G3]" office:value-type="float" office:value="0.000755218109803922">
            <text:p>0.000755</text:p>
          </table:table-cell>
          <table:table-cell table:formula="of:=AND([.I3]&lt;[.I$24]+3*[.I$25];[.I3]&gt;[.I$24]-3*[.I$25])" office:value-type="boolean" office:boolean-value="true">
            <text:p>TRUE</text:p>
          </table:table-cell>
          <table:table-cell/>
          <table:table-cell office:value-type="float" office:value="512">
            <text:p>512</text:p>
          </table:table-cell>
          <table:table-cell office:value-type="float" office:value="0.253552996">
            <text:p>0.253552996</text:p>
          </table:table-cell>
          <table:table-cell table:style-name="ce3" table:formula="of:=[.M3]/[.L3]" office:value-type="float" office:value="0.0004952206953125">
            <text:p>0.000495</text:p>
          </table:table-cell>
          <table:table-cell table:formula="of:=AND([.N3]&lt;[.N$24]+3*[.N$25];[.N3]&gt;[.N$24]-3*[.N$25])" office:value-type="boolean" office:boolean-value="true">
            <text:p>TRUE</text:p>
          </table:table-cell>
          <table:table-cell/>
          <table:table-cell office:value-type="float" office:value="513">
            <text:p>513</text:p>
          </table:table-cell>
          <table:table-cell office:value-type="float" office:value="0.229171792">
            <text:p>0.229171792</text:p>
          </table:table-cell>
          <table:table-cell table:style-name="ce3" table:formula="of:=[.R3]/[.Q3]" office:value-type="float" office:value="0.000446728639376218">
            <text:p>0.000447</text:p>
          </table:table-cell>
          <table:table-cell table:formula="of:=AND([.S3]&lt;[.S$24]+3*[.S$25];[.S3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0.086995925">
            <text:p>0.086995925</text:p>
          </table:table-cell>
          <table:table-cell table:style-name="ce3" table:formula="of:=[.C4]/[.B4]" office:value-type="float" office:value="0.000167299855769231">
            <text:p>0.000167</text:p>
          </table:table-cell>
          <table:table-cell table:formula="of:=AND([.D4]&lt;[.D$24]+3*[.D$25];[.D4]&gt;[.D$24]-3*[.D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393175652">
            <text:p>0.393175652</text:p>
          </table:table-cell>
          <table:table-cell table:style-name="ce3" table:formula="of:=[.H4]/[.G4]" office:value-type="float" office:value="0.000764933175097276">
            <text:p>0.000765</text:p>
          </table:table-cell>
          <table:table-cell table:formula="of:=AND([.I4]&lt;[.I$24]+3*[.I$25];[.I4]&gt;[.I$24]-3*[.I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252148519">
            <text:p>0.252148519</text:p>
          </table:table-cell>
          <table:table-cell table:style-name="ce3" table:formula="of:=[.M4]/[.L4]" office:value-type="float" office:value="0.000490561321011673">
            <text:p>0.000491</text:p>
          </table:table-cell>
          <table:table-cell table:formula="of:=AND([.N4]&lt;[.N$24]+3*[.N$25];[.N4]&gt;[.N$24]-3*[.N$25])" office:value-type="boolean" office:boolean-value="true">
            <text:p>TRUE</text:p>
          </table:table-cell>
          <table:table-cell/>
          <table:table-cell office:value-type="float" office:value="519">
            <text:p>519</text:p>
          </table:table-cell>
          <table:table-cell office:value-type="float" office:value="0.228114416">
            <text:p>0.228114416</text:p>
          </table:table-cell>
          <table:table-cell table:style-name="ce3" table:formula="of:=[.R4]/[.Q4]" office:value-type="float" office:value="0.000439526813102119">
            <text:p>0.000440</text:p>
          </table:table-cell>
          <table:table-cell table:formula="of:=AND([.S4]&lt;[.S$24]+3*[.S$25];[.S4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0.095468891">
            <text:p>0.095468891</text:p>
          </table:table-cell>
          <table:table-cell table:style-name="ce3" table:formula="of:=[.C5]/[.B5]" office:value-type="float" office:value="0.000182890595785441">
            <text:p>0.000183</text:p>
          </table:table-cell>
          <table:table-cell table:formula="of:=AND([.D5]&lt;[.D$24]+3*[.D$25];[.D5]&gt;[.D$24]-3*[.D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381217986">
            <text:p>0.381217986</text:p>
          </table:table-cell>
          <table:table-cell table:style-name="ce3" table:formula="of:=[.H5]/[.G5]" office:value-type="float" office:value="0.000741669233463035">
            <text:p>0.000742</text:p>
          </table:table-cell>
          <table:table-cell table:formula="of:=AND([.I5]&lt;[.I$24]+3*[.I$25];[.I5]&gt;[.I$24]-3*[.I$25])" office:value-type="boolean" office:boolean-value="true">
            <text:p>TRUE</text:p>
          </table:table-cell>
          <table:table-cell/>
          <table:table-cell office:value-type="float" office:value="516">
            <text:p>516</text:p>
          </table:table-cell>
          <table:table-cell office:value-type="float" office:value="0.256983062">
            <text:p>0.256983062</text:p>
          </table:table-cell>
          <table:table-cell table:style-name="ce3" table:formula="of:=[.M5]/[.L5]" office:value-type="float" office:value="0.000498029189922481">
            <text:p>0.000498</text:p>
          </table:table-cell>
          <table:table-cell table:formula="of:=AND([.N5]&lt;[.N$24]+3*[.N$25];[.N5]&gt;[.N$24]-3*[.N$25])" office:value-type="boolean" office:boolean-value="true">
            <text:p>TRUE</text:p>
          </table:table-cell>
          <table:table-cell/>
          <table:table-cell office:value-type="float" office:value="519">
            <text:p>519</text:p>
          </table:table-cell>
          <table:table-cell office:value-type="float" office:value="0.236347945">
            <text:p>0.236347945</text:p>
          </table:table-cell>
          <table:table-cell table:style-name="ce3" table:formula="of:=[.R5]/[.Q5]" office:value-type="float" office:value="0.000455391030828516">
            <text:p>0.000455</text:p>
          </table:table-cell>
          <table:table-cell table:formula="of:=AND([.S5]&lt;[.S$24]+3*[.S$25];[.S5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6">
            <text:p>516</text:p>
          </table:table-cell>
          <table:table-cell office:value-type="float" office:value="0.080449202">
            <text:p>0.080449202</text:p>
          </table:table-cell>
          <table:table-cell table:style-name="ce3" table:formula="of:=[.C6]/[.B6]" office:value-type="float" office:value="0.00015590930620155">
            <text:p>0.000156</text:p>
          </table:table-cell>
          <table:table-cell table:formula="of:=AND([.D6]&lt;[.D$24]+3*[.D$25];[.D6]&gt;[.D$24]-3*[.D$25])" office:value-type="boolean" office:boolean-value="true">
            <text:p>TRUE</text:p>
          </table:table-cell>
          <table:table-cell/>
          <table:table-cell office:value-type="float" office:value="515">
            <text:p>515</text:p>
          </table:table-cell>
          <table:table-cell office:value-type="float" office:value="0.387267962">
            <text:p>0.387267962</text:p>
          </table:table-cell>
          <table:table-cell table:style-name="ce3" table:formula="of:=[.H6]/[.G6]" office:value-type="float" office:value="0.000751976625242718">
            <text:p>0.000752</text:p>
          </table:table-cell>
          <table:table-cell table:formula="of:=AND([.I6]&lt;[.I$24]+3*[.I$25];[.I6]&gt;[.I$24]-3*[.I$25])" office:value-type="boolean" office:boolean-value="true">
            <text:p>TRUE</text:p>
          </table:table-cell>
          <table:table-cell/>
          <table:table-cell office:value-type="float" office:value="516">
            <text:p>516</text:p>
          </table:table-cell>
          <table:table-cell office:value-type="float" office:value="0.252915789">
            <text:p>0.252915789</text:p>
          </table:table-cell>
          <table:table-cell table:style-name="ce3" table:formula="of:=[.M6]/[.L6]" office:value-type="float" office:value="0.000490146877906977">
            <text:p>0.000490</text:p>
          </table:table-cell>
          <table:table-cell table:formula="of:=AND([.N6]&lt;[.N$24]+3*[.N$25];[.N6]&gt;[.N$24]-3*[.N$25])" office:value-type="boolean" office:boolean-value="true">
            <text:p>TRUE</text:p>
          </table:table-cell>
          <table:table-cell/>
          <table:table-cell office:value-type="float" office:value="519">
            <text:p>519</text:p>
          </table:table-cell>
          <table:table-cell office:value-type="float" office:value="0.238449994">
            <text:p>0.238449994</text:p>
          </table:table-cell>
          <table:table-cell table:style-name="ce3" table:formula="of:=[.R6]/[.Q6]" office:value-type="float" office:value="0.000459441221579962">
            <text:p>0.000459</text:p>
          </table:table-cell>
          <table:table-cell table:formula="of:=AND([.S6]&lt;[.S$24]+3*[.S$25];[.S6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  <table:table-cell office:value-type="float" office:value="0.081610952">
            <text:p>0.081610952</text:p>
          </table:table-cell>
          <table:table-cell table:style-name="ce3" table:formula="of:=[.C7]/[.B7]" office:value-type="float" office:value="0.000156944138461538">
            <text:p>0.000157</text:p>
          </table:table-cell>
          <table:table-cell table:formula="of:=AND([.D7]&lt;[.D$24]+3*[.D$25];[.D7]&gt;[.D$24]-3*[.D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384654241">
            <text:p>0.384654241</text:p>
          </table:table-cell>
          <table:table-cell table:style-name="ce3" table:formula="of:=[.H7]/[.G7]" office:value-type="float" office:value="0.000748354554474708">
            <text:p>0.000748</text:p>
          </table:table-cell>
          <table:table-cell table:formula="of:=AND([.I7]&lt;[.I$24]+3*[.I$25];[.I7]&gt;[.I$24]-3*[.I$25])" office:value-type="boolean" office:boolean-value="true">
            <text:p>TRUE</text:p>
          </table:table-cell>
          <table:table-cell/>
          <table:table-cell office:value-type="float" office:value="518">
            <text:p>518</text:p>
          </table:table-cell>
          <table:table-cell office:value-type="float" office:value="0.254060394">
            <text:p>0.254060394</text:p>
          </table:table-cell>
          <table:table-cell table:style-name="ce3" table:formula="of:=[.M7]/[.L7]" office:value-type="float" office:value="0.000490464081081081">
            <text:p>0.000490</text:p>
          </table:table-cell>
          <table:table-cell table:formula="of:=AND([.N7]&lt;[.N$24]+3*[.N$25];[.N7]&gt;[.N$24]-3*[.N$25])" office:value-type="boolean" office:boolean-value="true">
            <text:p>TRUE</text:p>
          </table:table-cell>
          <table:table-cell/>
          <table:table-cell office:value-type="float" office:value="511">
            <text:p>511</text:p>
          </table:table-cell>
          <table:table-cell office:value-type="float" office:value="0.227127087">
            <text:p>0.227127087</text:p>
          </table:table-cell>
          <table:table-cell table:style-name="ce3" table:formula="of:=[.R7]/[.Q7]" office:value-type="float" office:value="0.000444475708414873">
            <text:p>0.000444</text:p>
          </table:table-cell>
          <table:table-cell table:formula="of:=AND([.S7]&lt;[.S$24]+3*[.S$25];[.S7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number-columns-repeated="2"/>
          <table:table-cell table:style-name="ce4" table:formula="of:=AVERAGE([.D3:.D22])" office:value-type="float" office:value="0.000165207233894715">
            <text:p>0.000165</text:p>
          </table:table-cell>
          <table:table-cell table:number-columns-repeated="4"/>
          <table:table-cell table:style-name="ce4" table:formula="of:=AVERAGE([.I3:.I22])" office:value-type="float" office:value="0.000752430339616332">
            <text:p>0.000752</text:p>
          </table:table-cell>
          <table:table-cell table:number-columns-repeated="4"/>
          <table:table-cell table:style-name="ce4" table:formula="of:=AVERAGE([.N3:.N22])" office:value-type="float" office:value="0.000492884433046942">
            <text:p>0.000493</text:p>
          </table:table-cell>
          <table:table-cell table:number-columns-repeated="4"/>
          <table:table-cell table:style-name="ce4" table:formula="of:=AVERAGE([.S3:.S22])" office:value-type="float" office:value="0.000449112682660338">
            <text:p>0.000449</text:p>
          </table:table-cell>
          <table:table-cell/>
        </table:table-row>
        <table:table-row table:style-name="ro1">
          <table:table-cell office:value-type="string">
            <text:p>Standard deviation</text:p>
          </table:table-cell>
          <table:table-cell table:number-columns-repeated="2"/>
          <table:table-cell table:style-name="ce3" table:formula="of:=STDEV([.D3:.D22])" office:value-type="float" office:value="0.0000109169204703644">
            <text:p>0.000011</text:p>
          </table:table-cell>
          <table:table-cell table:number-columns-repeated="4"/>
          <table:table-cell table:style-name="ce3" table:formula="of:=STDEV([.I3:.I22])" office:value-type="float" office:value="0.00000861266283704414">
            <text:p>0.000009</text:p>
          </table:table-cell>
          <table:table-cell table:number-columns-repeated="4"/>
          <table:table-cell table:style-name="ce3" table:formula="of:=STDEV([.N3:.N22])" office:value-type="float" office:value="0.00000355934706067282">
            <text:p>0.000004</text:p>
          </table:table-cell>
          <table:table-cell table:number-columns-repeated="4"/>
          <table:table-cell table:style-name="ce3" table:formula="of:=STDEV([.S3:.S22])" office:value-type="float" office:value="0.00000814202769056779">
            <text:p>0.000008</text:p>
          </table:table-cell>
          <table:table-cell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1" number:min-integer-digits="1"/>
    </number:number-style>
    <number:number-style style:name="N114">
      <number:number number:decimal-places="9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rojanek</meta:initial-creator>
    <meta:creation-date>2014-01-28T14:10:37</meta:creation-date>
    <dc:date>2014-02-05T00:15:46</dc:date>
    <dc:creator>Piotr Trojanek</dc:creator>
    <meta:editing-duration>PT23H37M53S</meta:editing-duration>
    <meta:editing-cycles>4</meta:editing-cycles>
    <meta:generator>LibreOffice/3.5$Linux_X86_64 LibreOffice_project/350m1$Build-2</meta:generator>
    <meta:document-statistic meta:table-count="3" meta:cell-count="452" meta:object-count="0"/>
  </office:meta>
</office:document-meta>
</file>